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2 k70 Line6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089" calcext:value-type="percentage">
            <text:p>0.89%</text:p>
          </table:table-cell>
          <table:table-cell office:value-type="percentage" office:value="0.00065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0.01015" calcext:value-type="percentage">
            <text:p>1.02%</text:p>
          </table:table-cell>
          <table:table-cell table:style-name="ce3" office:value-type="percentage" office:value="0.00065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1345" calcext:value-type="percentage">
            <text:p>1.35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00259" calcext:value-type="percentage">
            <text:p>0.2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055" calcext:value-type="percentage">
            <text:p>0.55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office:value-type="percentage" office:value="0.0316" calcext:value-type="percentage">
            <text:p>3.16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0.0212" calcext:value-type="percentage">
            <text:p>2.12%</text:p>
          </table:table-cell>
          <table:table-cell office:value-type="percentage" office:value="0.00066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9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657" calcext:value-type="percentage">
            <text:p>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0</text:p>
          </table:table-cell>
          <table:table-cell office:value-type="percentage" office:value="-0.0477" calcext:value-type="percentage">
            <text:p>-4.77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1</text:p>
          </table:table-cell>
          <table:table-cell office:value-type="percentage" office:value="-0.0053" calcext:value-type="percentage">
            <text:p>-0.53%</text:p>
          </table:table-cell>
          <table:table-cell office:value-type="percentage" office:value="0.0013" calcext:value-type="percentage">
            <text:p>0.13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12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22:01:13.487804705</meta:creation-date>
    <dc:date>2020-04-19T22:29:58.684741572</dc:date>
    <meta:editing-duration>PT7M44S</meta:editing-duration>
    <meta:editing-cycles>1</meta:editing-cycles>
    <meta:document-statistic meta:table-count="1" meta:cell-count="53" meta:object-count="0"/>
    <meta:generator>LibreOffice/6.3.5.2$Linux_X86_64 LibreOffice_project/30$Build-2</meta:generator>
  </office:meta>
</office:document-meta>
</file>